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3ae2" officeooo:paragraph-rsid="00083ae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3ae2" officeooo:paragraph-rsid="00083ae2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83ae2" officeooo:paragraph-rsid="00083ae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3ae2" officeooo:paragraph-rsid="00083ae2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f9218" officeooo:paragraph-rsid="00346e8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9218" officeooo:paragraph-rsid="000f9218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0a4cf" officeooo:paragraph-rsid="001f978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4cf" officeooo:paragraph-rsid="001f978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a56a" officeooo:paragraph-rsid="001f978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a56a" officeooo:paragraph-rsid="001f978d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c6b0" officeooo:paragraph-rsid="001f9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c6b0" officeooo:paragraph-rsid="001f978d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27aa3" officeooo:paragraph-rsid="001f978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aa3" officeooo:paragraph-rsid="001f978d" style:font-size-asian="10.5pt" style:font-weight-asian="normal" style:font-size-complex="12pt" style:font-weight-complex="normal"/>
    </style:style>
    <style:style style:name="T1" style:family="text">
      <style:text-properties officeooo:rsid="000da186"/>
    </style:style>
    <style:style style:name="T2" style:family="text">
      <style:text-properties officeooo:rsid="00120aab"/>
    </style:style>
    <style:style style:name="T3" style:family="text">
      <style:text-properties officeooo:rsid="00143ea3"/>
    </style:style>
    <style:style style:name="T4" style:family="text">
      <style:text-properties officeooo:rsid="0017f305"/>
    </style:style>
    <style:style style:name="T5" style:family="text">
      <style:text-properties officeooo:rsid="0019a309"/>
    </style:style>
    <style:style style:name="T6" style:family="text">
      <style:text-properties officeooo:rsid="001c7d5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, Self-study To Do List</text:p>
      <text:p text:style-name="P2"/>
      <text:list xml:id="list719329550" text:style-name="L1">
        <text:list-item>
          <text:p text:style-name="P3"><text:s/>Mathematics – Khan Academy <text:span text:style-name="T3">w/ Paul Dawkins’ Algebra Notes.</text:span></text:p>
        </text:list-item>
      </text:list>
      <text:p text:style-name="P2"/>
      <text:list xml:id="list210745282572555" text:continue-numbering="true" text:style-name="L1">
        <text:list-item>
          <text:p text:style-name="P5">Programming in C (continuation). <text:span text:style-name="T4">10 Pages a day.<text:line-break/>Current Page/Percent – 43%</text:span></text:p>
        </text:list-item>
      </text:list>
      <text:p text:style-name="P6"/>
      <text:list xml:id="list210746204411398" text:continue-numbering="true" text:style-name="L1">
        <text:list-item>
          <text:p text:style-name="P7">Invitation to Computer Science. <text:span text:style-name="T5">10 Pages a day.<text:line-break/>Current Page/Percent - </text:span></text:p>
        </text:list-item>
      </text:list>
      <text:p text:style-name="P8"/>
      <text:list xml:id="list210744806876457" text:continue-numbering="true" text:style-name="L1">
        <text:list-item>
          <text:p text:style-name="P9">Data Structures Using C, <text:span text:style-name="T1">by Reema Thareja. 10 Pages a day.<text:line-break/>Current Page/Percent - </text:span></text:p>
        </text:list-item>
      </text:list>
      <text:p text:style-name="P10"/>
      <text:list xml:id="list210745124105208" text:continue-numbering="true" text:style-name="L1">
        <text:list-item>
          <text:p text:style-name="P11">Computer Systems, <text:span text:style-name="T2">a Programmer’s Perspective. 10 Pages a day.<text:line-break/>Current Page/Percent - </text:span></text:p>
        </text:list-item>
      </text:list>
      <text:p text:style-name="P12"/>
      <text:list xml:id="list210745910575482" text:continue-numbering="true" text:style-name="L1">
        <text:list-item>
          <text:p text:style-name="P13">The Linux Programming Interface. <text:span text:style-name="T6">10 Pages a day.<text:line-break/>Current Page/Percent - 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0:06:50.732388237</meta:creation-date>
    <dc:date>2018-04-18T20:07:58.954655524</dc:date>
    <meta:editing-duration>PT7H42M59S</meta:editing-duration>
    <meta:editing-cycles>42</meta:editing-cycles>
    <meta:generator>LibreOffice/6.0.2.1$MacOSX_X86_64 LibreOffice_project/f7f06a8f319e4b62f9bc5095aa112a65d2f3ac89</meta:generator>
    <meta:document-statistic meta:table-count="0" meta:image-count="0" meta:object-count="0" meta:page-count="1" meta:paragraph-count="7" meta:word-count="78" meta:character-count="490" meta:non-whitespace-character-count="418"/>
  </office:meta>
</office:document-meta>
</file>